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69000000FDF3DE3D0E.eps" manifest:media-type=""/>
  <manifest:file-entry manifest:full-path="Pictures/2000000200000169000000FDA32789C3.eps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/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forme laboratorio 1 : navier-stoke en un solo núcleo.</text:p>
      <text:p text:style-name="Standard"/>
      <text:p text:style-name="Standard">El objetivo de este laboratorio fue la implementación de mejoras sobre un código base de una simulación de fluido de navier-stoke para que corra en una CPU.</text:p>
      <text:p text:style-name="Standard"/>
      <text:p text:style-name="Standard">El primer paso fue utilizar un profiler (en particular utilice gprof y cachegrind) para medir que funciones consumían mayor cantidad de tiempo. Los resultados para el código base fueron que el lin_solve consumía 88% del tiempo, advect 6%, <text:s/>project 5%, mientras que el resto de las funciones estaban por debajo del 1%.</text:p>
      <text:p text:style-name="Standard"/>
      <text:p text:style-name="Standard">Antes de comenzar a modificar el código se agregaron los flags de compilación -ffast-math (para una versión flexible de las operaciones de punto flotante y mas rápida), -fprefetch-loop-arrays (prefetching de memoria), -funroll-loops (unrolling automático) (En el caso de icc se usaron flags similares). Con estos flags se obtuvo una mejora de alrededor del 10%. </text:p>
      <text:p text:style-name="Standard"><text:tab/></text:p>
      <text:p text:style-name="Standard">Se observo que dado como estaba definido el macro #define IX(i,j) ((i)+(n+2)*(j)) y el orden de los índices en los loops, se recorrían las matrices en orden column-major lo que perjudica el uso de la cache, y no se ve favorecido por las optimizaciones de prefetching. Se modificaron todas las funciones para comenzar a utilizar el orden row-major.</text:p>
      <text:p text:style-name="Standard"/>
      <text:p text:style-name="Standard">Se pidió un reporte al compilador para ver que loops se podían vectorizar automáticamente. Se observo que algunos loops no podían ser vectorizados automáticamente debido a posibles dependencias en los datos que el compilador no podía resolver (ej: problema del aliasing). Para resolver este problema, se agrego la keyword <text:span text:style-name="T1">__restrict__</text:span> en la signatura <text:span text:style-name="T2">add_source</text:span> y <text:span text:style-name="T2">project. </text:span><text:span text:style-name="T3">El compilador icc notifico que vectorizo los loops en ambas funciones, mientras que gcc solo pudo vectorizar el de </text:span><text:span text:style-name="T2">add_source. </text:span><text:span text:style-name="T3">Dada esto, se decidió que </text:span><text:span text:style-name="T2">project</text:span><text:span text:style-name="T3"> se tendría que optimizar manualmente.</text:span></text:p>
      <text:p text:style-name="P1"/>
      <text:p text:style-name="P1">Hechas estas modificaciones superficiales, se emprendió en la optimizaciones mas agresivas. OPTIMIZACION LIN_SOLVE 1 : se cambia :</text:p>
      <text:p text:style-name="P1"/>
      <text:p text:style-name="P1">x[IX(j, i)] = (x0[IX(j, i)] + a * (x[IX(j - 1, i)] + x[IX(j + 1, i)] + x[IX(j, i - 1)] + x[IX(j, i + 1)]) ) / c;</text:p>
      <text:p text:style-name="P1"/>
      <text:p text:style-name="P1">por : <text:s/></text:p>
      <text:p text:style-name="P1"/>
      <text:p text:style-name="P1">x[IX(j, i)] = res = (x0[IX(j, i)] + a * (res + x[IX(j + 1, i)] + x[IX(j, i - 1)] + x[IX(j, i + 1)]) ) / c;</text:p>
      <text:p text:style-name="P1"/>
      <text:p text:style-name="P1">donde res se inicializa a x[IX(0, i)] antes del loop interno.</text:p>
      <text:p text:style-name="P1"/>
      <text:p text:style-name="P1">Estas modificación permitió una reducción importante del tiempo total entre un 25% (icc) y 50% (gcc) obteniendo tiempos que se mantenían casi constantes para diferentes N's.</text:p>
      <text:p text:style-name="P1"/>
      <text:p text:style-name="Standard"><text:span text:style-name="T3">OPTIMIZACION LIN_SOLVE 2 : usar </text:span><text:span text:style-name="T2">sse instrinsics </text:span><text:span text:style-name="T3">para obtener una ganancia por medio de la vectorización.</text:span></text:p>
      <text:p text:style-name="P1">Previamente : se reservo memoria alineada a 16 B para todas las matrices.</text:p>
      <text:p text:style-name="P1">La idea es dividir el procesado de cada fila de la matrix en 3 zonas : 2 bordes que no puedo procesar con operaciones vectoriales por que tienen menos de 4 elementos y el centro. Se procesa un vector de 4 elementos utilizando 4 vectores auxiliares (uno para la parte de arriba, abajo y derecha del stencil de x) y uno para x0. Se realizan todas las operaciones vectorialmente excepto la de sumar el elemento izquierdo del stencil. Esta ultimo se hace secuencialmente de izquierda a derecha. Se aprovecha la idea de OPTIMIZACION LIN_SOLVE 1.</text:p>
      <text:p text:style-name="P1"/>
      <text:p text:style-name="P1"><text:soft-page-break/>OPTIMIZACION PROJECT :</text:p>
      <text:p text:style-name="P1">Se vectorizo los loops en project utilizando la misma idea que en OPTIMIZACION LIN_SOLVE 2 <text:s/>de dividir en bordes y centro y vectorizar la mayor cantidad posible de datos. Fue mas sencillo debido a que no había una dependencia de datos como en lin_solve. </text:p>
      <text:p text:style-name="P1">Se utilizo la función memset para setear todos los elementos del vector p a 0.</text:p>
      <text:p text:style-name="P1"/>
      <text:p text:style-name="Standard">OPTIMIZACION ADVECT :</text:p>
      <text:p text:style-name="Standard">Para evitar el costo de los ifs que había, se reemplazo (ídem para y): </text:p>
      <text:p text:style-name="Standard"><text:s text:c="2"/>if (x &lt; 0.5f) { </text:p>
      <text:p text:style-name="Standard"><text:s text:c="6"/>x = 0.5f; </text:p>
      <text:p text:style-name="Standard"><text:s text:c="2"/>} else if (x &gt; n + 0.5f) { </text:p>
      <text:p text:style-name="Standard"><text:s text:c="6"/>x = n + 0.5f; </text:p>
      <text:p text:style-name="Standard"><text:s text:c="2"/>}</text:p>
      <text:p text:style-name="Standard">por la equivalencia : x = fminf(fmaxf(0.5f, x), n + 0.5f) <text:s/>lo que resulto en una mejora del 3%.</text:p>
      <text:p text:style-name="Standard">No se vectorizo esta función porque el acceso a la matriz d0 dependía de los valores de u y v en cada celda.</text:p>
      <text:p text:style-name="Standard"/>
      <text:p text:style-name="Standard">Observaciones :</text:p>
      <text:list xml:id="list192949559" text:style-name="L1">
        <text:list-item>
          <text:p text:style-name="P4">Se probo vectorizar add_source pero no acarreo ninguna mejora dado que los compiladores ya la vectorizan automáticamente debido a su simplicidad. Se decidió dejar la versión original, pero quedo comentada la versión vectorizada.</text:p>
        </text:list-item>
        <text:list-item>
          <text:p text:style-name="P4">Dado que set_bound es lineal en n, no consumia mucho tiempo por lo que se prefirió no modificar.</text:p>
        </text:list-item>
        <text:list-item>
          <text:p text:style-name="P4">En lin_solve y project, se trata de acceder a la memoria alineadamente, pero se observa que no se obtienen grandes mejoras.</text:p>
          <text:p text:style-name="P4"/>
        </text:list-item>
      </text:list>
      <text:p text:style-name="P2">Gráfico de scaling y Conclusiones</text:p>
      <text:p text:style-name="P2"/>
      <text:p text:style-name="P2"><draw:frame draw:style-name="fr1" draw:name="gráficos1" text:anchor-type="paragraph" svg:x="1.819cm" svg:y="0.245cm" svg:width="13.049cm" svg:height="9.68cm" draw:z-index="0"><draw:image xlink:href="Pictures/2000000200000169000000FDA32789C3.eps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e gráfico el “scaling” de las versiones original, con solo OPTIMIZACION LIN_SOLVE 1 (para gcc, icc con el sufijo linsolve-naive) y las versiones finales para los compiladores gcc, icc y clang, para valores obtenidos cuando el algoritmo se estabilizaba. Se puede observar que las versiones optimizadas escalan de manera casi constante (en el tiempo que se tarda por celda) a medida que el N crece, lo que es un gran avance en comparación del original.</text:p>
      <text:p text:style-name="P1"/>
      <text:p text:style-name="P1">En general, gcc e icc se comportan muy similar, mientras que clang si bien el algoritmo optimizado escala, se obtienen pocas mejoras para N &lt;= 512, lo que resulta extraño cuando se contrasta con los resultados obtenidos para gcc e icc.</text:p>
      <text:p text:style-name="P1"/>
      <text:p text:style-name="P1">Observando el “speedup” (tiempo original / tiempo de la optimizacion) y el “scaling” obtenido entre las diferentes versiones, se puede concluir que la vectorización fue un el gran valor agregado a la optimización. Aun así, el incremento en el tiempo que tarda por celda el algoritmo original deja a la luz que la forma en <text:s/>que se accedía a la memoria (subsanado utilizando orden row-major y con la OPTIMIZACION LIN_SOLVE 1) a partir de N=512 comienza a ser el factor determinante.</text:p>
      <text:p text:style-name="P1"><draw:frame draw:style-name="fr1" draw:name="gráficos2" text:anchor-type="paragraph" svg:x="0.893cm" svg:y="1.09cm" svg:width="14.871cm" svg:height="10.506cm" draw:z-index="1"><draw:image xlink:href="Pictures/2000000200000169000000FDF3DE3D0E.eps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20:43:59</meta:creation-date>
    <dc:date>2013-03-19T23:06:38</dc:date>
    <meta:editing-duration>PT3H1M</meta:editing-duration>
    <meta:editing-cycles>13</meta:editing-cycles>
    <meta:generator>LibreOffice/3.5$Linux_x86 LibreOffice_project/350m1$Build-2</meta:generator>
    <meta:document-statistic meta:table-count="0" meta:image-count="2" meta:object-count="0" meta:page-count="3" meta:paragraph-count="36" meta:word-count="950" meta:character-count="5514" meta:non-whitespace-character-count="4570"/>
  </office:meta>
</office:document-meta>
</file>